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InstanceExtractionTransform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Data.ElementData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ormInstanceExtraction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InstanceExtraction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InstanceExtractionTransformer.startExtracting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FormInstanceExtraction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InstanceExtractionTransformer.endExtractingDocument( String uri , String loc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FormInstanceExtractionTransformer.startExtractingDocument( String uri , String loc , String raw , Attributes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Data.equals( String uri , String loc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ormInstanceExtractionTransformer.endExtracting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InstanceExtractionTransformer.handleExtractedDocument( Document do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lementData.Elemen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